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621c0" officeooo:paragraph-rsid="000621c0"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2pt" fo:font-weight="normal" officeooo:rsid="000621c0" officeooo:paragraph-rsid="000621c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778ac" officeooo:paragraph-rsid="000778a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9b8b6" officeooo:paragraph-rsid="0009b8b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b3122" officeooo:paragraph-rsid="000b3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d8c3a" officeooo:paragraph-rsid="000d8c3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e8e73" officeooo:paragraph-rsid="000fce3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17871" officeooo:paragraph-rsid="0011787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5c8a0" officeooo:paragraph-rsid="0015c8a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75196" officeooo:paragraph-rsid="0027519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49b7" officeooo:paragraph-rsid="002c49b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3cfa" officeooo:paragraph-rsid="002e3cf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e3cfa" officeooo:paragraph-rsid="0034a06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75108" officeooo:paragraph-rsid="0037510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782a3" officeooo:paragraph-rsid="003782a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c8761" officeooo:paragraph-rsid="003c876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f0dea" officeooo:paragraph-rsid="003f0de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78ac" officeooo:paragraph-rsid="000778ac"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9288a" officeooo:paragraph-rsid="000778ac"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9288a" officeooo:paragraph-rsid="0009288a"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00217" officeooo:paragraph-rsid="00100217"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9b8b6" officeooo:paragraph-rsid="0009b8b6"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9e5f6" officeooo:paragraph-rsid="0009b8b6"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d8c3a" officeooo:paragraph-rsid="000d8c3a"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e8e73" officeooo:paragraph-rsid="000e8e73"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e8e73" officeooo:paragraph-rsid="000fce3c"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0fce3c" officeooo:paragraph-rsid="000fce3c"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17871" officeooo:paragraph-rsid="00117871"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24447" officeooo:paragraph-rsid="00124447"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5c8a0" officeooo:paragraph-rsid="0015c8a0"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169963" officeooo:paragraph-rsid="00169963"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75b94" officeooo:paragraph-rsid="00175b94"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8db39" officeooo:paragraph-rsid="0018db39"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19764f" officeooo:paragraph-rsid="0019764f"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20c03f" officeooo:paragraph-rsid="0020c03f"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21415c" officeooo:paragraph-rsid="0021415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214411" officeooo:paragraph-rsid="00214411"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23273f" officeooo:paragraph-rsid="0023273f"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242849" officeooo:paragraph-rsid="00242849"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24f9c5" officeooo:paragraph-rsid="0024f9c5"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257f1e" officeooo:paragraph-rsid="00257f1e"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2504a3" officeooo:paragraph-rsid="002504a3"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25fd60" officeooo:paragraph-rsid="0025fd60"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26f3cb" officeooo:paragraph-rsid="0026f3cb"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275196" officeooo:paragraph-rsid="00275196"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27ed88" officeooo:paragraph-rsid="00275196"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2e3cfa" officeooo:paragraph-rsid="002c49b7"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2e3cfa" officeooo:paragraph-rsid="002e3cfa"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32c46a" officeooo:paragraph-rsid="0034a066"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32c46a" officeooo:paragraph-rsid="0032c46a"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36a517" officeooo:paragraph-rsid="002e3cfa"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36a517" officeooo:paragraph-rsid="00375108"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375108" officeooo:paragraph-rsid="00375108"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2c49b7" officeooo:paragraph-rsid="002c49b7"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3782a3" officeooo:paragraph-rsid="003782a3"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3c8761" officeooo:paragraph-rsid="003c8761"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3db4e9" officeooo:paragraph-rsid="003c8761"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3f0dea" officeooo:paragraph-rsid="003f0dea"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3f5d5d" officeooo:paragraph-rsid="003f5d5d"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40cd0d" officeooo:paragraph-rsid="0040cd0d"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4319ab" officeooo:paragraph-rsid="004319ab"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438277" officeooo:paragraph-rsid="00438277"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457569" officeooo:paragraph-rsid="00457569"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475192" officeooo:paragraph-rsid="00475192"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47e531" officeooo:paragraph-rsid="0047e531"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499086" officeooo:paragraph-rsid="00499086"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4d2ca4" officeooo:paragraph-rsid="004d2ca4"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4fd25d" officeooo:paragraph-rsid="004fd25d" style:font-size-asian="12pt" style:font-weight-asian="normal" style:font-size-complex="12pt" style:font-weight-complex="normal"/>
    </style:style>
    <style:style style:name="P69" style:family="paragraph" style:parent-style-name="Standard">
      <style:paragraph-properties fo:text-align="center" style:justify-single-word="false"/>
      <style:text-properties fo:font-size="12pt" fo:font-weight="bold" officeooo:rsid="0019764f" officeooo:paragraph-rsid="0019764f" style:font-size-asian="12pt" style:font-weight-asian="bold" style:font-size-complex="12pt" style:font-weight-complex="bold"/>
    </style:style>
    <style:style style:name="P70" style:family="paragraph" style:parent-style-name="Standard">
      <style:paragraph-properties fo:text-align="center" style:justify-single-word="false"/>
      <style:text-properties fo:font-size="12pt" fo:font-weight="bold" officeooo:rsid="003f5d5d" officeooo:paragraph-rsid="003f5d5d" style:font-size-asian="12pt" style:font-weight-asian="bold" style:font-size-complex="12pt" style:font-weight-complex="bold"/>
    </style:style>
    <style:style style:name="P71" style:family="paragraph" style:parent-style-name="Standard">
      <style:paragraph-properties fo:text-align="center" style:justify-single-word="false"/>
      <style:text-properties fo:font-size="12pt" fo:font-weight="bold" officeooo:rsid="004319ab" officeooo:paragraph-rsid="004319ab" style:font-size-asian="12pt" style:font-weight-asian="bold" style:font-size-complex="12pt" style:font-weight-complex="bold"/>
    </style:style>
    <style:style style:name="P72" style:family="paragraph" style:parent-style-name="Standard">
      <style:paragraph-properties fo:text-align="center" style:justify-single-word="false"/>
      <style:text-properties fo:font-size="12pt" fo:font-weight="bold" officeooo:rsid="004bb69e" officeooo:paragraph-rsid="004bb69e" style:font-size-asian="12pt" style:font-weight-asian="bold" style:font-size-complex="12pt" style:font-weight-complex="bold"/>
    </style:style>
    <style:style style:name="P73" style:family="paragraph" style:parent-style-name="Standard">
      <style:paragraph-properties fo:text-align="start" style:justify-single-word="false"/>
      <style:text-properties fo:font-size="12pt" fo:font-style="normal" fo:font-weight="normal" officeooo:rsid="004fd25d" officeooo:paragraph-rsid="004fd25d"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fo:font-weight="normal" officeooo:rsid="00544cd9" officeooo:paragraph-rsid="00544cd9"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fo:font-weight="normal" officeooo:rsid="0054de0c" officeooo:paragraph-rsid="0054de0c"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2pt" fo:font-style="normal" fo:font-weight="normal" officeooo:rsid="00598785" officeooo:paragraph-rsid="00598785"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size="12pt" fo:font-style="normal" fo:font-weight="normal" officeooo:rsid="00598785" officeooo:paragraph-rsid="005e3348"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fo:font-weight="normal" officeooo:rsid="0059ee3d" officeooo:paragraph-rsid="0059ee3d"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normal" fo:font-weight="normal" officeooo:rsid="005a7754" officeooo:paragraph-rsid="005a7754"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2pt" fo:font-style="normal" fo:font-weight="normal" officeooo:rsid="005a7754" officeooo:paragraph-rsid="005fa677"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style="normal" fo:font-weight="normal" officeooo:rsid="005b80c7" officeooo:paragraph-rsid="005b80c7"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fo:font-weight="normal" officeooo:rsid="005c709d" officeooo:paragraph-rsid="005c709d"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fo:font-weight="normal" officeooo:rsid="005e3348" officeooo:paragraph-rsid="005e3348"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fo:font-weight="normal" officeooo:rsid="005e5cf1" officeooo:paragraph-rsid="005e5cf1"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fo:font-weight="normal" officeooo:rsid="005fa677" officeooo:paragraph-rsid="005fa677"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size="12pt" fo:font-style="normal" fo:font-weight="normal" officeooo:rsid="00640e92" officeooo:paragraph-rsid="00640e92"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size="12pt" fo:font-style="normal" fo:font-weight="normal" officeooo:rsid="00640e92" officeooo:paragraph-rsid="00652de4"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fo:font-weight="normal" officeooo:rsid="006319cb" officeooo:paragraph-rsid="006319cb"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size="12pt" fo:font-style="normal" fo:font-weight="normal" officeooo:rsid="00633c37" officeooo:paragraph-rsid="00633c37"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fo:font-weight="normal" officeooo:rsid="006707fd" officeooo:paragraph-rsid="006707fd"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size="12pt" fo:font-style="normal" fo:font-weight="normal" officeooo:rsid="006755a7" officeooo:paragraph-rsid="006755a7"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size="12pt" fo:font-style="normal" fo:font-weight="normal" officeooo:rsid="006755a7" officeooo:paragraph-rsid="006319cb"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font-size="12pt" fo:font-style="normal" fo:font-weight="normal" officeooo:rsid="00682ffa" officeooo:paragraph-rsid="00682ffa"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font-size="12pt" fo:font-style="normal" fo:font-weight="normal" officeooo:rsid="0068dd31" officeooo:paragraph-rsid="0068dd31"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font-size="12pt" fo:font-style="normal" fo:font-weight="normal" officeooo:rsid="006acd69" officeooo:paragraph-rsid="006acd69"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size="12pt" fo:font-style="normal" fo:font-weight="normal" officeooo:rsid="006c6d4d" officeooo:paragraph-rsid="006c6d4d"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font-size="12pt" fo:font-style="normal" fo:font-weight="normal" officeooo:rsid="006d5843" officeooo:paragraph-rsid="006d5843"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size="12pt" fo:font-style="normal" fo:font-weight="normal" officeooo:rsid="006d8c0c" officeooo:paragraph-rsid="006d8c0c"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fo:font-weight="normal" officeooo:rsid="006d8c0c" officeooo:paragraph-rsid="006f0521"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center" style:justify-single-word="false"/>
      <style:text-properties fo:font-size="12pt" fo:font-style="normal" fo:font-weight="normal" officeooo:rsid="006d8c0c" officeooo:paragraph-rsid="006f0521"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fo:font-weight="normal" officeooo:rsid="006f0521" officeooo:paragraph-rsid="006f0521"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fo:font-weight="normal" officeooo:rsid="0070942f" officeooo:paragraph-rsid="0070942f"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70942f" officeooo:paragraph-rsid="00711338"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70942f" officeooo:paragraph-rsid="00718096"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718096" officeooo:paragraph-rsid="00718096"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72efa1" officeooo:paragraph-rsid="0072efa1"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747b59" officeooo:paragraph-rsid="00747b59"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76a26a" officeooo:paragraph-rsid="0076a26a"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778f1d" officeooo:paragraph-rsid="00778f1d"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711338" officeooo:paragraph-rsid="00711338"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fo:font-weight="normal" officeooo:rsid="0078f7b9" officeooo:paragraph-rsid="0078f7b9"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bold" officeooo:rsid="006707fd" officeooo:paragraph-rsid="006707fd" style:font-size-asian="12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size="12pt" fo:font-style="normal" fo:font-weight="bold" officeooo:rsid="006755a7" officeooo:paragraph-rsid="006755a7" style:font-size-asian="12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fo:font-size="12pt" fo:font-style="normal" fo:font-weight="bold" officeooo:rsid="006755a7" officeooo:paragraph-rsid="0068dd31" style:font-size-asian="12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fo:font-size="12pt" fo:font-style="normal" fo:font-weight="bold" officeooo:rsid="006755a7" officeooo:paragraph-rsid="006acd69" style:font-size-asian="12pt" style:font-style-asian="normal" style:font-weight-asian="bold" style:font-size-complex="12pt" style:font-style-complex="normal" style:font-weight-complex="bold"/>
    </style:style>
    <style:style style:name="P116" style:family="paragraph" style:parent-style-name="Standard">
      <style:paragraph-properties fo:text-align="center" style:justify-single-word="false"/>
      <style:text-properties fo:font-size="12pt" fo:font-style="normal" fo:font-weight="bold" officeooo:rsid="0078f7b9" officeooo:paragraph-rsid="0078f7b9" style:font-size-asian="12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fo:font-size="12pt" fo:font-style="italic" fo:font-weight="normal" officeooo:rsid="005fa677" officeooo:paragraph-rsid="005fa677" style:font-size-asian="12pt" style:font-style-asian="italic" style:font-weight-asian="normal" style:font-size-complex="12pt" style:font-style-complex="italic" style:font-weight-complex="normal"/>
    </style:style>
    <style:style style:name="P118" style:family="paragraph" style:parent-style-name="Standard">
      <style:paragraph-properties fo:text-align="start" style:justify-single-word="false"/>
      <style:text-properties fo:font-size="12pt" fo:font-style="italic" fo:font-weight="normal" officeooo:rsid="006319cb" officeooo:paragraph-rsid="006319cb" style:font-size-asian="12pt" style:font-style-asian="italic" style:font-weight-asian="normal" style:font-size-complex="12pt" style:font-style-complex="italic" style:font-weight-complex="normal"/>
    </style:style>
    <style:style style:name="P119" style:family="paragraph" style:parent-style-name="Standard">
      <style:paragraph-properties fo:text-align="start" style:justify-single-word="false"/>
      <style:text-properties fo:font-size="12pt" fo:font-style="italic" fo:font-weight="normal" officeooo:rsid="00640e92" officeooo:paragraph-rsid="00640e92" style:font-size-asian="12pt" style:font-style-asian="italic" style:font-weight-asian="normal" style:font-size-complex="12pt" style:font-style-complex="italic" style:font-weight-complex="normal"/>
    </style:style>
    <style:style style:name="P120" style:family="paragraph" style:parent-style-name="Standard">
      <style:paragraph-properties fo:text-align="start" style:justify-single-word="false"/>
      <style:text-properties fo:font-size="12pt" fo:font-style="italic" fo:font-weight="normal" officeooo:rsid="00640e92" officeooo:paragraph-rsid="00652de4" style:font-size-asian="12pt" style:font-style-asian="italic" style:font-weight-asian="normal" style:font-size-complex="12pt" style:font-style-complex="italic" style:font-weight-complex="normal"/>
    </style:style>
    <style:style style:name="P121" style:family="paragraph" style:parent-style-name="Standard">
      <style:paragraph-properties fo:text-align="start" style:justify-single-word="false"/>
      <style:text-properties fo:font-size="12pt" fo:font-style="italic" fo:font-weight="normal" officeooo:rsid="006c6d4d" officeooo:paragraph-rsid="006c6d4d" style:font-size-asian="12pt" style:font-style-asian="italic" style:font-weight-asian="normal" style:font-size-complex="12pt" style:font-style-complex="italic" style:font-weight-complex="normal"/>
    </style:style>
    <style:style style:name="P122" style:family="paragraph" style:parent-style-name="Standard">
      <style:paragraph-properties fo:text-align="start" style:justify-single-word="false"/>
      <style:text-properties fo:font-size="12pt" fo:font-style="normal" fo:font-weight="normal" officeooo:rsid="0078f7b9" officeooo:paragraph-rsid="0078f7b9"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font-size="12pt" fo:font-style="normal" fo:font-weight="normal" officeooo:rsid="007b9555" officeooo:paragraph-rsid="007b9555"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center" style:justify-single-word="false"/>
      <style:text-properties fo:font-size="12pt" fo:font-style="normal" fo:font-weight="normal" officeooo:rsid="007b9555" officeooo:paragraph-rsid="007c95fe"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font-size="12pt" fo:font-style="normal" fo:font-weight="normal" officeooo:rsid="007df7fe" officeooo:paragraph-rsid="007df7fe"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center" style:justify-single-word="false"/>
      <style:text-properties fo:font-size="12pt" fo:font-style="normal" fo:font-weight="normal" officeooo:rsid="007df7fe" officeooo:paragraph-rsid="007df7fe"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font-size="12pt" fo:font-style="normal" fo:font-weight="normal" officeooo:rsid="0080197f" officeooo:paragraph-rsid="0080197f"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font-size="12pt" fo:font-style="normal" fo:font-weight="normal" officeooo:rsid="00819f98" officeooo:paragraph-rsid="00819f98"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font-size="12pt" fo:font-style="normal" fo:font-weight="normal" officeooo:rsid="008382c2" officeooo:paragraph-rsid="008382c2"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font-size="12pt" fo:font-style="normal" fo:font-weight="normal" officeooo:rsid="0083e965" officeooo:paragraph-rsid="0083e965"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font-size="12pt" fo:font-style="normal" fo:font-weight="normal" officeooo:rsid="00843412" officeooo:paragraph-rsid="00843412"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font-size="12pt" fo:font-style="normal" fo:font-weight="normal" officeooo:rsid="0089046f" officeooo:paragraph-rsid="0089046f"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font-size="12pt" fo:font-style="normal" fo:font-weight="normal" officeooo:rsid="00894661" officeooo:paragraph-rsid="00894661"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font-size="12pt" fo:font-style="normal" fo:font-weight="normal" officeooo:rsid="008a28fb" officeooo:paragraph-rsid="008a28fb"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center" style:justify-single-word="false"/>
      <style:text-properties fo:font-size="12pt" fo:font-style="normal" fo:font-weight="bold" officeooo:rsid="0078f7b9" officeooo:paragraph-rsid="0078f7b9" style:font-size-asian="12pt" style:font-style-asian="normal" style:font-weight-asian="bold" style:font-size-complex="12pt" style:font-style-complex="normal" style:font-weight-complex="bold"/>
    </style:style>
    <style:style style:name="P136" style:family="paragraph" style:parent-style-name="Standard">
      <style:paragraph-properties fo:text-align="center" style:justify-single-word="false"/>
      <style:text-properties fo:font-size="12pt" fo:font-style="normal" fo:font-weight="bold" officeooo:rsid="007c95fe" officeooo:paragraph-rsid="007c95fe" style:font-size-asian="12pt" style:font-style-asian="normal" style:font-weight-asian="bold" style:font-size-complex="12pt" style:font-style-complex="normal" style:font-weight-complex="bold"/>
    </style:style>
    <style:style style:name="T1" style:family="text">
      <style:text-properties fo:font-size="16pt" style:font-size-asian="16pt" style:font-size-complex="16pt"/>
    </style:style>
    <style:style style:name="T2" style:family="text">
      <style:text-properties style:font-size-asian="12pt"/>
    </style:style>
    <style:style style:name="T3" style:family="text">
      <style:text-properties officeooo:rsid="0009288a" style:font-size-asian="12pt"/>
    </style:style>
    <style:style style:name="T4" style:family="text">
      <style:text-properties officeooo:rsid="0009e5f6" style:font-size-asian="12pt"/>
    </style:style>
    <style:style style:name="T5" style:family="text">
      <style:text-properties officeooo:rsid="000fce3c" style:font-size-asian="12pt"/>
    </style:style>
    <style:style style:name="T6" style:family="text">
      <style:text-properties officeooo:rsid="00100217" style:font-size-asian="12pt"/>
    </style:style>
    <style:style style:name="T7" style:family="text">
      <style:text-properties officeooo:rsid="0013a29b" style:font-size-asian="12pt"/>
    </style:style>
    <style:style style:name="T8" style:family="text">
      <style:text-properties officeooo:rsid="00169963" style:font-size-asian="12pt"/>
    </style:style>
    <style:style style:name="T9" style:family="text">
      <style:text-properties officeooo:rsid="0027ed88" style:font-size-asian="12pt"/>
    </style:style>
    <style:style style:name="T10" style:family="text">
      <style:text-properties officeooo:rsid="0028bf53" style:font-size-asian="12pt"/>
    </style:style>
    <style:style style:name="T11" style:family="text">
      <style:text-properties officeooo:rsid="0028fc85" style:font-size-asian="12pt"/>
    </style:style>
    <style:style style:name="T12" style:family="text">
      <style:text-properties officeooo:rsid="002ae616" style:font-size-asian="12pt"/>
    </style:style>
    <style:style style:name="T13" style:family="text">
      <style:text-properties officeooo:rsid="002e3cfa" style:font-size-asian="12pt"/>
    </style:style>
    <style:style style:name="T14" style:family="text">
      <style:text-properties officeooo:rsid="002ff23f" style:font-size-asian="12pt"/>
    </style:style>
    <style:style style:name="T15" style:family="text">
      <style:text-properties officeooo:rsid="0032c46a" style:font-size-asian="12pt"/>
    </style:style>
    <style:style style:name="T16" style:family="text">
      <style:text-properties officeooo:rsid="0034eaee" style:font-size-asian="12pt"/>
    </style:style>
    <style:style style:name="T17" style:family="text">
      <style:text-properties officeooo:rsid="0036a517" style:font-size-asian="12pt"/>
    </style:style>
    <style:style style:name="T18" style:family="text">
      <style:text-properties officeooo:rsid="0038e7b1" style:font-size-asian="12pt"/>
    </style:style>
    <style:style style:name="T19" style:family="text">
      <style:text-properties officeooo:rsid="0039120d" style:font-size-asian="12pt"/>
    </style:style>
    <style:style style:name="T20" style:family="text">
      <style:text-properties officeooo:rsid="00395316" style:font-size-asian="12pt"/>
    </style:style>
    <style:style style:name="T21" style:family="text">
      <style:text-properties officeooo:rsid="003db4e9" style:font-size-asian="12pt"/>
    </style:style>
    <style:style style:name="T22" style:family="text">
      <style:text-properties style:text-position="super 58%"/>
    </style:style>
    <style:style style:name="T23" style:family="text">
      <style:text-properties fo:font-weight="bold" style:font-weight-asian="bold" style:font-weight-complex="bold"/>
    </style:style>
    <style:style style:name="T24" style:family="text">
      <style:text-properties fo:font-weight="bold" officeooo:rsid="0070942f" style:font-weight-asian="bold" style:font-weight-complex="bold"/>
    </style:style>
    <style:style style:name="T25" style:family="text">
      <style:text-properties fo:font-weight="bold" officeooo:rsid="0080197f" style:font-weight-asian="bold" style:font-weight-complex="bold"/>
    </style:style>
    <style:style style:name="T26" style:family="text">
      <style:text-properties officeooo:rsid="00475192"/>
    </style:style>
    <style:style style:name="T27" style:family="text">
      <style:text-properties officeooo:rsid="004ea1a9"/>
    </style:style>
    <style:style style:name="T28" style:family="text">
      <style:text-properties fo:font-style="italic" officeooo:rsid="0050ebf3" style:font-style-asian="italic" style:font-style-complex="italic"/>
    </style:style>
    <style:style style:name="T29" style:family="text">
      <style:text-properties fo:font-style="italic" officeooo:rsid="005e3348" style:font-style-asian="italic" style:font-style-complex="italic"/>
    </style:style>
    <style:style style:name="T30" style:family="text">
      <style:text-properties fo:font-style="italic" fo:font-weight="bold" officeooo:rsid="0050ebf3" style:font-style-asian="italic" style:font-weight-asian="bold" style:font-style-complex="italic" style:font-weight-complex="bold"/>
    </style:style>
    <style:style style:name="T31" style:family="text">
      <style:text-properties fo:font-style="normal" style:font-style-asian="normal" style:font-style-complex="normal"/>
    </style:style>
    <style:style style:name="T32" style:family="text">
      <style:text-properties fo:font-style="normal" officeooo:rsid="005e3348" style:font-style-asian="normal" style:font-style-complex="normal"/>
    </style:style>
    <style:style style:name="T33" style:family="text">
      <style:text-properties fo:font-style="normal" officeooo:rsid="005a7754" style:font-style-asian="normal" style:font-style-complex="normal"/>
    </style:style>
    <style:style style:name="T34" style:family="text">
      <style:text-properties fo:font-style="normal" officeooo:rsid="005b80c7" style:font-style-asian="normal" style:font-style-complex="normal"/>
    </style:style>
    <style:style style:name="T35" style:family="text">
      <style:text-properties fo:font-style="normal" officeooo:rsid="006319cb" style:font-style-asian="normal" style:font-style-complex="normal"/>
    </style:style>
    <style:style style:name="T36" style:family="text">
      <style:text-properties fo:font-style="normal" officeooo:rsid="00633c37" style:font-style-asian="normal" style:font-style-complex="normal"/>
    </style:style>
    <style:style style:name="T37" style:family="text">
      <style:text-properties fo:font-style="normal" officeooo:rsid="00652de4" style:font-style-asian="normal" style:font-style-complex="normal"/>
    </style:style>
    <style:style style:name="T38" style:family="text">
      <style:text-properties fo:font-style="normal" officeooo:rsid="0065db29" style:font-style-asian="normal" style:font-style-complex="normal"/>
    </style:style>
    <style:style style:name="T39" style:family="text">
      <style:text-properties fo:font-style="normal" officeooo:rsid="006d5843"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52d554" style:font-style-asian="normal" style:font-weight-asian="bold" style:font-style-complex="normal" style:font-weight-complex="bold"/>
    </style:style>
    <style:style style:name="T42" style:family="text">
      <style:text-properties fo:font-style="normal" fo:font-weight="bold" officeooo:rsid="00530d5d" style:font-style-asian="normal" style:font-weight-asian="bold" style:font-style-complex="normal" style:font-weight-complex="bold"/>
    </style:style>
    <style:style style:name="T43" style:family="text">
      <style:text-properties officeooo:rsid="0054de0c"/>
    </style:style>
    <style:style style:name="T44" style:family="text">
      <style:text-properties officeooo:rsid="0054e30d"/>
    </style:style>
    <style:style style:name="T45" style:family="text">
      <style:text-properties officeooo:rsid="0055a8c8"/>
    </style:style>
    <style:style style:name="T46" style:family="text">
      <style:text-properties officeooo:rsid="00578e58"/>
    </style:style>
    <style:style style:name="T47" style:family="text">
      <style:text-properties officeooo:rsid="005a7754"/>
    </style:style>
    <style:style style:name="T48" style:family="text">
      <style:text-properties officeooo:rsid="005b80c7"/>
    </style:style>
    <style:style style:name="T49" style:family="text">
      <style:text-properties officeooo:rsid="005c709d"/>
    </style:style>
    <style:style style:name="T50" style:family="text">
      <style:text-properties officeooo:rsid="005e3348"/>
    </style:style>
    <style:style style:name="T51" style:family="text">
      <style:text-properties officeooo:rsid="00621c7f"/>
    </style:style>
    <style:style style:name="T52" style:family="text">
      <style:text-properties officeooo:rsid="0068dd31"/>
    </style:style>
    <style:style style:name="T53" style:family="text">
      <style:text-properties officeooo:rsid="006acd69"/>
    </style:style>
    <style:style style:name="T54" style:family="text">
      <style:text-properties officeooo:rsid="006f0521"/>
    </style:style>
    <style:style style:name="T55" style:family="text">
      <style:text-properties officeooo:rsid="00711338"/>
    </style:style>
    <style:style style:name="T56" style:family="text">
      <style:text-properties officeooo:rsid="00718096"/>
    </style:style>
    <style:style style:name="T57" style:family="text">
      <style:text-properties officeooo:rsid="0076558b"/>
    </style:style>
    <style:style style:name="T58" style:family="text">
      <style:text-properties officeooo:rsid="0077d41c"/>
    </style:style>
    <style:style style:name="T59" style:family="text">
      <style:text-properties officeooo:rsid="007a38cc"/>
    </style:style>
    <style:style style:name="T60" style:family="text">
      <style:text-properties officeooo:rsid="007d2ecf"/>
    </style:style>
    <style:style style:name="T61" style:family="text">
      <style:text-properties officeooo:rsid="007f5523"/>
    </style:style>
    <style:style style:name="T62" style:family="text">
      <style:text-properties officeooo:rsid="00818e84"/>
    </style:style>
    <style:style style:name="T63" style:family="text">
      <style:text-properties officeooo:rsid="008382c2"/>
    </style:style>
    <style:style style:name="T64" style:family="text">
      <style:text-properties officeooo:rsid="0083e965"/>
    </style:style>
    <style:style style:name="T65" style:family="text">
      <style:text-properties officeooo:rsid="0085ab12"/>
    </style:style>
    <style:style style:name="T66" style:family="text">
      <style:text-properties officeooo:rsid="0085b4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VE Basics</text:p>
      <text:p text:style-name="P2"/>
      <text:p text:style-name="P3">What is transactional system and analytical system?</text:p>
      <text:p text:style-name="P3">Transactional system <text:span text:style-name="T1">→ </text:span><text:span text:style-name="T2">where we deal with current/present data. Insert, update. e.g, ATM when you withdraw some amount then we can see day to day operation like insert, update. (our current balance is updated)</text:span></text:p>
      <text:p text:style-name="P18"/>
      <text:p text:style-name="P18"/>
      <text:p text:style-name="P3"><text:span text:style-name="T2">Analytical system → where we deal with historical data, working </text:span><text:span text:style-name="T3">with marketing data. e.g, you are running a compaign, if u have to analyze that why are your sales are less in this month. In this case we are using big data mostly, In such a system we mostly talk about reads and find truths and analyze that data.</text:span></text:p>
      <text:p text:style-name="P19"/>
      <text:p text:style-name="P19"/>
      <text:p text:style-name="P19"/>
      <text:p text:style-name="P20">Transactional systems: RDBMS are best suited for transactional systems. Like mysql, oracle, sql etc. Because it handles transactions in a real proper way. (A monolithic(one big system) system is best suited).</text:p>
      <text:p text:style-name="P20"/>
      <text:p text:style-name="P20"/>
      <text:p text:style-name="P20">Analytical systems: Data warehousing are best suited for analytical systems. e.g, teradata. Ideally a distributed system is best suited for analytical systems. (A cluster of machines)</text:p>
      <text:p text:style-name="P20"/>
      <text:p text:style-name="P20"/>
      <text:p text:style-name="P21">HIVE is a data warehouse tool to process structured data on top of hadoop. </text:p>
      <text:p text:style-name="P20"/>
      <text:p text:style-name="P22">HIVE → open source datawarehouse. It is used to solve analytical problems. Source code is also free and it is also free to use this is why it is open source. </text:p>
      <text:p text:style-name="P22"/>
      <text:p text:style-name="P22">It is a cluster of machine not monolithic system. It is not used for day to day operations. </text:p>
      <text:p text:style-name="P22">We talk about read in hive.</text:p>
      <text:p text:style-name="P22"/>
      <text:p text:style-name="P20"/>
      <text:p text:style-name="P22">When we write mapreduce (it is written is java and it is difficult to write it because simple work requires complex coding and when u have to perform complex activites then you can assume what would happen in case of mapreduce). We are moving to simplicity so hive comes into part.</text:p>
      <text:p text:style-name="P22"/>
      <text:p text:style-name="P4"><text:span text:style-name="T2">HIVE says if we have data in structured format then we can visualize data in form of tables. And we can fire sql like queries. As a developer we write normal/simple sql like queries (HQL → hive query language). HQL is very similar to sql. If you know sql then you can also work on hql, What hive will do is → It converts those queries as mapreduce job </text:span><text:span text:style-name="T4">and will submit on hadoop cluster. </text:span><text:span text:style-name="T2">(underneath it is still mapreduce but rather than we are writing it system is taking pain of that). </text:span></text:p>
      <text:p text:style-name="P22"/>
      <text:p text:style-name="P4"><text:span text:style-name="T2">HIVE is nothing but abstracting <text:s/></text:span><text:span text:style-name="T4">the complexities from user.</text:span></text:p>
      <text:p text:style-name="P23"/>
      <text:p text:style-name="P5"><text:span text:style-name="T4">I</text:span><text:span text:style-name="T2">nstead of writing 300 lines of code you only have to write single line query. </text:span></text:p>
      <text:p text:style-name="P20"/>
      <text:p text:style-name="P20"/>
      <text:p text:style-name="P24">We will be visualizing data in form of tables. In HIVE we will e seeing data in form of tables.</text:p>
      <text:p text:style-name="P24"/>
      <text:p text:style-name="P24">HIVE table has 2 parts.</text:p>
      <text:p text:style-name="P6"><text:soft-page-break/><text:span text:style-name="T2">- Actual Data (it is stored in raw format in hdfs) </text:span><text:span text:style-name="T7">data is is stored in form of files in hdfs</text:span></text:p>
      <text:p text:style-name="P24">- Metadata (it is nothing but schema, data types of table like how exactly data will be stored). It is stored in database. Reason is whatever we write in hdfs can’t be modified or alter. Then we we can’t update/alter schema of table if metadata is stored in hdfs. This is why it is stored in database.</text:p>
      <text:p text:style-name="P24"/>
      <text:p text:style-name="P25">Why we don;t store metadata in hdfs?</text:p>
      <text:p text:style-name="P25">Ans:-</text:p>
      <text:p text:style-name="P24">In hdfs we can’t updates/edits.</text:p>
      <text:p text:style-name="P25">If something is stored in hdfs we can’t retrieved it very quickly. It is not quick operation. It has high latency (means we can’t read it quickly).</text:p>
      <text:p text:style-name="P25"/>
      <text:p text:style-name="P25"/>
      <text:p text:style-name="P26">We store metadata in database like mysql because database provides low latency(we can read quickly) and also we can edit schema easily. </text:p>
      <text:p text:style-name="P27"/>
      <text:p text:style-name="P7"><text:span text:style-name="T5">When we try to see data like select * from employee. On this data schema is applied/imposed</text:span><text:span text:style-name="T6">(and you will get tabular view in render/return)</text:span><text:span text:style-name="T5"> but data and metadata is separate but will be shown to you as merge like in form of tables</text:span></text:p>
      <text:p text:style-name="P27"/>
      <text:p text:style-name="P27"/>
      <text:p text:style-name="P8"><text:span text:style-name="T5">H</text:span><text:span text:style-name="T2">IVE is an abstraction/layer on top of mapreduce.</text:span></text:p>
      <text:p text:style-name="P28"/>
      <text:p text:style-name="P29">HIVE runs all processes in map reduce jobs but it is hidden from us and it translates the job into map reduce behind the scene.</text:p>
      <text:p text:style-name="P29"/>
      <text:p text:style-name="P9"><text:span text:style-name="T2">If you go with open source or raw version of hadoop then it comes with derby data</text:span><text:span text:style-name="T8">base</text:span><text:span text:style-name="T2">.</text:span></text:p>
      <text:p text:style-name="P30"/>
      <text:p text:style-name="P31">Derby database is light weight database and have a lot of limitations on production it is not recommended. The recommended database for production is mysql. <text:span text:style-name="T51">Derby allows only connection at a time.</text:span></text:p>
      <text:p text:style-name="P31"/>
      <text:p text:style-name="P31"/>
      <text:p text:style-name="P32">Inside this mysql database there is database <text:s/>named as metastore (which is used to stored metadata)</text:p>
      <text:p text:style-name="P33">it is only used to store hive metadata.</text:p>
      <text:p text:style-name="P33"/>
      <text:p text:style-name="P33">------------------------------------------------------------------------------------------------------------------------</text:p>
      <text:p text:style-name="P33"/>
      <text:p text:style-name="P69">UNDERSTANDING OF APACHE HIVE</text:p>
      <text:p text:style-name="P34"/>
      <text:p text:style-name="P35">Data warehousing characteristics:</text:p>
      <text:p text:style-name="P35">- Long batch running jobs</text:p>
      <text:p text:style-name="P35">- multiple source</text:p>
      <text:p text:style-name="P35">- old data</text:p>
      <text:p text:style-name="P35">- Data may be lagged not real time.</text:p>
      <text:p text:style-name="P35">- Optimized for read operations.</text:p>
      <text:p text:style-name="P30"/>
      <text:p text:style-name="P36">Example of data warehouse:</text:p>
      <text:p text:style-name="P36">- Teradata</text:p>
      <text:p text:style-name="P36">- Vertica</text:p>
      <text:p text:style-name="P36">- IBM</text:p>
      <text:p text:style-name="P36">- Oracle</text:p>
      <text:p text:style-name="P36"/>
      <text:p text:style-name="P37"><text:soft-page-break/>HIVE is part of larger hadoop eco system</text:p>
      <text:p text:style-name="P37"/>
      <text:p text:style-name="P38">HIVE runs on top of hadoop computing system</text:p>
      <text:p text:style-name="P39">it runs all forms of processes in map reduce jobs under the hood.</text:p>
      <text:p text:style-name="P39"/>
      <text:p text:style-name="P40">HIVE exposes files available in hdfs in form of table</text:p>
      <text:p text:style-name="P40"/>
      <text:p text:style-name="P41">How it works?</text:p>
      <text:p text:style-name="P42">- HIVE translates query to mapreduce task and run them on hadoop.</text:p>
      <text:p text:style-name="P41">- Mapreduce will process files on hdfs and return results to HIVE.</text:p>
      <text:p text:style-name="P41"/>
      <text:p text:style-name="P43">Metastore?</text:p>
      <text:p text:style-name="P43">- It is a bridge between data stored in filesand table exposed to users.</text:p>
      <text:p text:style-name="P43"/>
      <text:p text:style-name="P44">The hive metastore:</text:p>
      <text:p text:style-name="P44">- Stores metadata for all tables in hive</text:p>
      <text:p text:style-name="P44">- Maps files and directories in HIVE to tables</text:p>
      <text:p text:style-name="P44">- Holds table definitions and schema for each tables</text:p>
      <text:p text:style-name="P44">- Has information on converting files to table representations</text:p>
      <text:p text:style-name="P44"/>
      <text:p text:style-name="P44"/>
      <text:p text:style-name="P45">HIVE vs rdmbs</text:p>
      <text:p text:style-name="P45">- HIVE is high latency (Fetching a record will have to run mapreduce and it may take time)</text:p>
      <text:p text:style-name="P45">- RDBMS is low latency (it takes less time to fetch a record) and it takes milliseconds to microseconds.</text:p>
      <text:p text:style-name="P10"><text:span text:style-name="T2">- </text:span><text:span text:style-name="T9">HIVE provides read operation (</text:span><text:span text:style-name="T10">schema</text:span><text:span text:style-name="T9"> on </text:span><text:span text:style-name="T10">read</text:span><text:span text:style-name="T9">)</text:span></text:p>
      <text:p text:style-name="P10"><text:span text:style-name="T9">- RDBMS provides read/write operation (</text:span><text:span text:style-name="T10">schema</text:span><text:span text:style-name="T9"> on </text:span><text:span text:style-name="T10">write</text:span><text:span text:style-name="T9">) </text:span><text:span text:style-name="T11">(while writing data in table it is validating the things, </text:span><text:span text:style-name="T12">while writing it checks for the schema</text:span><text:span text:style-name="T11">)</text:span></text:p>
      <text:p text:style-name="P46"/>
      <text:p text:style-name="P46"/>
      <text:p text:style-name="P11"><text:span text:style-name="T9">d</text:span><text:span text:style-name="T2">ata is stored by default in warehouse directory</text:span></text:p>
      <text:p text:style-name="P11"><text:span text:style-name="T2">/usr/hive/warehouse <text:s text:c="3"/>……. </text:span><text:span text:style-name="T13">default location</text:span></text:p>
      <text:p text:style-name="P47"/>
      <text:p text:style-name="P47"/>
      <text:p text:style-name="P48">3 complex data types in hive</text:p>
      <text:p text:style-name="P13"><text:span text:style-name="T2">- map → </text:span><text:span text:style-name="T15">collection of key value pairs </text:span><text:span text:style-name="T16">(keys shouldn’t repeat) </text:span><text:span text:style-name="T15">e.g,</text:span></text:p>
      <text:p text:style-name="P49"><text:line-break/>key, value<text:line-break/>rollno, name<text:line-break/>1, sumit<text:line-break/>2, shushant<text:line-break/>3, shilpy</text:p>
      <text:p text:style-name="P50">4, renitha</text:p>
      <text:p text:style-name="P50"/>
      <text:p text:style-name="P12"><text:span text:style-name="T2">- structure → </text:span><text:span text:style-name="T17">like a class (e.g, you create student class you will be creating varous things e.g, student rollno, name, age, marks)</text:span></text:p>
      <text:p text:style-name="P51"/>
      <text:p text:style-name="P14"><text:span text:style-name="T17">s</text:span><text:span text:style-name="T2">truct student {<text:line-break/>s</text:span><text:span text:style-name="T17">tudent rollno, </text:span></text:p>
      <text:p text:style-name="P52">name, </text:p>
      <text:p text:style-name="P52">age, </text:p>
      <text:p text:style-name="P52">marks</text:p>
      <text:p text:style-name="P53"><text:soft-page-break/></text:p>
      <text:p text:style-name="P53">}</text:p>
      <text:p text:style-name="P51"/>
      <text:p text:style-name="P12"><text:span text:style-name="T2">- array <text:s/>→ <text:s/></text:span><text:span text:style-name="T14">[‘sumit’, ‘shilpy’, ‘abc’]</text:span></text:p>
      <text:p text:style-name="P48">- union (but partial)</text:p>
      <text:p text:style-name="P54"/>
      <text:p text:style-name="P54"/>
      <text:p text:style-name="P54"/>
      <text:p text:style-name="P55">Many builtin functions as well which are fall in 3 categories</text:p>
      <text:p text:style-name="P15"><text:span text:style-name="T2">- udf (user defined function) </text:span><text:span text:style-name="T18">Works on single row output is also one row: trim(), concat(), length(), round(), floor()<text:line-break/></text:span></text:p>
      <text:p text:style-name="P15"><text:span text:style-name="T2">- udaf <text:s/>(user defined aggregate function) </text:span><text:span text:style-name="T19">Multiple input rows and returns single output e.g, count(*), avg(), sum().</text:span></text:p>
      <text:p text:style-name="P15"><text:span text:style-name="T2">- udtf <text:s/>(user defined table generating function) </text:span><text:span text:style-name="T19">Multiple input rows and return single output e.g, explode</text:span><text:span text:style-name="T20">()</text:span><text:span text:style-name="T19">, posexplode()</text:span></text:p>
      <text:p text:style-name="P54"/>
      <text:p text:style-name="P54"/>
      <text:p text:style-name="P56">Lateral Views:</text:p>
      <text:p text:style-name="P16"><text:span text:style-name="T2">This is kind of virtual table using lateral view </text:span><text:span text:style-name="T21">(by using explode)</text:span></text:p>
      <text:p text:style-name="P57"/>
      <text:p text:style-name="P17"><text:span text:style-name="T21">s</text:span><text:span text:style-name="T2">et operations:</text:span></text:p>
      <text:p text:style-name="P58">in hive only union is supported not intersection and minus</text:p>
      <text:p text:style-name="P58"/>
      <text:p text:style-name="P58">In union only unique rows available but in union all both unique and duplicates are also available.</text:p>
      <text:p text:style-name="P58"/>
      <text:p text:style-name="P58"/>
      <text:p text:style-name="P58"/>
      <text:p text:style-name="P58">---------------------------------------------------------------------------------------------------------------------</text:p>
      <text:p text:style-name="P70">Views</text:p>
      <text:p text:style-name="P59">Views are virtual table and it is output of query (subset of data from a larger and more extensive table)</text:p>
      <text:p text:style-name="P59"/>
      <text:p text:style-name="P60">Advantages:</text:p>
      <text:p text:style-name="P60">- Data security (as we are not showing unnecessary data)</text:p>
      <text:p text:style-name="P60">- you created a complex query with a lot of joins and group by to get desired data so rather giving <text:s text:c="2"/>someone a complex query you can make view and share view name (we are hiding the complexity).</text:p>
      <text:p text:style-name="P60">- We can create different logical paths <text:s/>from one big table.</text:p>
      <text:p text:style-name="P54"><text:s/></text:p>
      <text:p text:style-name="P54">-----------------------------------------------------------------------------------------------------------------------</text:p>
      <text:p text:style-name="P71">Normalization</text:p>
      <text:p text:style-name="P61">It is a process of dividing a bigger table into multiple smaller tables with an attention to reduce redundancy.</text:p>
      <text:p text:style-name="P61"/>
      <text:p text:style-name="P61">What is problem with data redundancy or duplicate data?</text:p>
      <text:p text:style-name="P61">If same data is kept at multiple places and if we do update and forget to update that value at one place then your data becomes inconsistent and will be hard to understand what is new or right data.</text:p>
      <text:p text:style-name="P61"/>
      <text:p text:style-name="P61">Normalization <text:s/>minimize the redundancy and it is very good practise in tradational databases.</text:p>
      <text:p text:style-name="P61"/>
      <text:p text:style-name="P61">As we increase level of normalization (like 1nf, 2nf, 3nf, 4<text:span text:style-name="T22">th</text:span>, -----) we remove more duplicates and reduce redundancy.</text:p>
      <text:p text:style-name="P61"><text:soft-page-break/></text:p>
      <text:p text:style-name="P61"><text:span text:style-name="T23">Normalized Data</text:span>: Data is stored in granular form to minimize redundancy.</text:p>
      <text:p text:style-name="P61"/>
      <text:p text:style-name="P62">When redundancy is reduced then (positive points)</text:p>
      <text:p text:style-name="P62">- no inconsistencies</text:p>
      <text:p text:style-name="P62">- less storage required</text:p>
      <text:p text:style-name="P62"/>
      <text:p text:style-name="P62"/>
      <text:p text:style-name="P62">Negative points:</text:p>
      <text:p text:style-name="P62">- You have to join multiple tables to get full details and joining is very complex and time consuming activity.</text:p>
      <text:p text:style-name="P62"/>
      <text:p text:style-name="P62"/>
      <text:p text:style-name="P63">Normalization is not preferred in HIVE. Instead denormalization is preferred in hive.</text:p>
      <text:p text:style-name="P63"/>
      <text:p text:style-name="P63">Denormalization: Storing data not in granular form rather in bigger table even if some redundancy is there. <text:span text:style-name="T26">So we have less number of tables. (Don’t worry about redundancy rather worry about how <text:s/>to make one big table). </text:span></text:p>
      <text:p text:style-name="P63"/>
      <text:p text:style-name="P64">HIVE is not a system meant to do update. HIVE is read only so we don’t update data and so we don’t come with inconsistencies issues.</text:p>
      <text:p text:style-name="P64"/>
      <text:p text:style-name="P65">Storage space is very cheap and if we need little more storage then it is not a big deal.</text:p>
      <text:p text:style-name="P65"/>
      <text:p text:style-name="P66">Advantage of keeping data in denormalized form in hive is that we don’t have to run complex queries or joins.</text:p>
      <text:p text:style-name="P66"/>
      <text:p text:style-name="P66">------------------------------------------------------------------------------------------------------------------------</text:p>
      <text:p text:style-name="P72">HIVE PRACTICAL</text:p>
      <text:p text:style-name="P67"/>
      <text:p text:style-name="P67">Note: inserts are not performant in hive as hive is not transactional <text:span text:style-name="T27">system </text:span>as it triggers mapreduce job so it takes time (only mapper will run in case of insert)</text:p>
      <text:p text:style-name="P67"/>
      <text:p text:style-name="P68">A hive has 2 things:</text:p>
      <text:p text:style-name="P68">- Data: it is stored in hdfs at this path by default <text:span text:style-name="T28">u</text:span><text:span text:style-name="T30">ser/</text:span><text:span text:style-name="T40">hive/warehouse/</text:span><text:span text:style-name="T41">database_name.</text:span><text:span text:style-name="T42">db</text:span><text:span text:style-name="T41">/table_names</text:span></text:p>
      <text:p text:style-name="P73">- Schema: it is stored in database.</text:p>
      <text:p text:style-name="P73"/>
      <text:p text:style-name="P73">Why not schema in hdfs? Because we might need to update schema sometimes and hdfs doesn’t support updates and also database also provides quick access so that is why it is ideal to keep metadata in database.</text:p>
      <text:p text:style-name="P73"/>
      <text:p text:style-name="P74">If you fire insert statement two times it will be creating two files under table. </text:p>
      <text:p text:style-name="P74">Number of files depend on number of inserts fire.</text:p>
      <text:p text:style-name="P74"/>
      <text:p text:style-name="P74"><text:s/><text:span text:style-name="T43">3 ways to connect with hive</text:span></text:p>
      <text:p text:style-name="P75">1) hive</text:p>
      <text:p text:style-name="P75">2) hue <text:span text:style-name="T44">(hadoop user experience)</text:span></text:p>
      <text:p text:style-name="P75">3) beeline ---- <text:span text:style-name="T45">most preferred choice </text:span><text:span text:style-name="T46">as it gives better view and also it good in terms of security</text:span></text:p>
      <text:p text:style-name="P75"/>
      <text:p text:style-name="P76">beeline -u jdbc:hive2://</text:p>
      <text:p text:style-name="P76"/>
      <text:p text:style-name="P76"><text:soft-page-break/></text:p>
      <text:p text:style-name="P76">beeline -u jdbc:hive2:// -e “select * from customer” (this command will do 3 things)</text:p>
      <text:p text:style-name="P76">1) connect with beeline</text:p>
      <text:p text:style-name="P76">2) execute the query</text:p>
      <text:p text:style-name="P76">3) it will come out of beeline</text:p>
      <text:p text:style-name="P76"/>
      <text:p text:style-name="P76">sometimes we have to write all queries in file and then we want that these queries will run one by one</text:p>
      <text:p text:style-name="P76"/>
      <text:p text:style-name="P78">So we will create a file with multiple hql queries and it will run one by one</text:p>
      <text:p text:style-name="P78"/>
      <text:p text:style-name="P79">1) create a file:</text:p>
      <text:p text:style-name="P79">gedit my<text:span text:style-name="T48">scripts</text:span>.hql <text:s text:c="3"/><text:span text:style-name="T48">(.hql is hust an extension and I linux it is nothing to do with extension it is just for naming convention)</text:span></text:p>
      <text:p text:style-name="P79"/>
      <text:p text:style-name="P81">2) <text:span text:style-name="T49">in file write e.g, 3 queries:</text:span></text:p>
      <text:p text:style-name="P82">show databases;</text:p>
      <text:p text:style-name="P82">use trendytech;</text:p>
      <text:p text:style-name="P82">select * from customers;</text:p>
      <text:p text:style-name="P82"/>
      <text:p text:style-name="P82"/>
      <text:p text:style-name="P83">3) run this command on terminal:</text:p>
      <text:p text:style-name="P77">beeline -u jdbc:hive2:// -<text:span text:style-name="T50">f /</text:span><text:span text:style-name="T29">home</text:span><text:span text:style-name="T50">/cloudera/</text:span><text:span text:style-name="T47">my</text:span><text:span text:style-name="T48">scripts</text:span><text:span text:style-name="T47">.hql</text:span></text:p>
      <text:p text:style-name="P77"/>
      <text:p text:style-name="P84">where -f means we have to execute file and after it is the path of file</text:p>
      <text:p text:style-name="P84"/>
      <text:p text:style-name="P85">the above command will run from terminal only (not when you are logged in hive, hue or beeline) if you already on beeline then run this command</text:p>
      <text:p text:style-name="P85"/>
      <text:p text:style-name="P117">source /<text:span text:style-name="T50">home</text:span><text:span text:style-name="T32">/cloudera/</text:span><text:span text:style-name="T33">my</text:span><text:span text:style-name="T34">scripts</text:span><text:span text:style-name="T33">.hql</text:span></text:p>
      <text:p text:style-name="P80"/>
      <text:p text:style-name="P80"/>
      <text:p text:style-name="P119"><text:span text:style-name="T38">3</text:span><text:span text:style-name="T33"> </text:span><text:span text:style-name="T31">ways to insert data in hive:</text:span></text:p>
      <text:p text:style-name="P86"/>
      <text:p text:style-name="P86">1) insert command (it is not recommended or preferred way as it will run mapreduce job and it takes a lot of time).</text:p>
      <text:p text:style-name="P87">2) loading the data from file(it is most recommended and preferred way by industry)</text:p>
      <text:p text:style-name="P120"><text:span text:style-name="T37">3) load data from one table to another</text:span><text:span text:style-name="T31"> </text:span></text:p>
      <text:p text:style-name="P80"/>
      <text:p text:style-name="P80"/>
      <text:p text:style-name="P117"><text:span text:style-name="T33">------------------------------------------------------------------------------------------------------------------------</text:span><text:span text:style-name="T35">Types of tables in Hive:</text:span></text:p>
      <text:p text:style-name="P118"><text:span text:style-name="T31">By default w</text:span><text:span text:style-name="T36">h</text:span><text:span text:style-name="T31">en we create table in hive it is managed table.</text:span></text:p>
      <text:p text:style-name="P88"/>
      <text:p text:style-name="P118"><text:span text:style-name="T31">1) </text:span><text:span text:style-name="T40">Managed Tables</text:span><text:span text:style-name="T31"> (where hive manages data also.. means hive has complete control over your data, sole owner of your data. If you drop managed table both data and metadata will be deleted)</text:span></text:p>
      <text:p text:style-name="P88"/>
      <text:p text:style-name="P89">describe formatted table_name (command will show you that it is managed table)</text:p>
      <text:p text:style-name="P89"/>
      <text:p text:style-name="P89"/>
      <text:p text:style-name="P90"/>
      <text:p text:style-name="P90"/>
      <text:p text:style-name="P90"><text:soft-page-break/>create managed table from file</text:p>
      <text:p text:style-name="P90">command:</text:p>
      <text:p text:style-name="P90"/>
      <text:p text:style-name="P112">create table if not exits products_managed (<text:line-break/>id string,</text:p>
      <text:p text:style-name="P112">title string,</text:p>
      <text:p text:style-name="P112">cost float<text:line-break/>)</text:p>
      <text:p text:style-name="P112">row format delimeted </text:p>
      <text:p text:style-name="P112">fields terminated by ‘,’</text:p>
      <text:p text:style-name="P112">stored as textfile; </text:p>
      <text:p text:style-name="P90"/>
      <text:p text:style-name="P91">then load file data using this command.</text:p>
      <text:p text:style-name="P91"/>
      <text:p text:style-name="P113">load data local inpath ‘path/file.csv’ into <text:span text:style-name="T53">table </text:span>products_managed; </text:p>
      <text:p text:style-name="P92"/>
      <text:p text:style-name="P93">As we have not specified destination path so the data of this managed table will be kept inside of default location. I.e, user/hive/warehouse</text:p>
      <text:p text:style-name="P93"/>
      <text:p text:style-name="P94">if you want to put data from hdfs(instead of local path) to managed table then use this command.</text:p>
      <text:p text:style-name="P114"><text:span text:style-name="T52">l</text:span>oad data inpath ‘path/file.csv’ into <text:span text:style-name="T53">table </text:span>products_managed; </text:p>
      <text:p text:style-name="P93"/>
      <text:p text:style-name="P93"/>
      <text:p text:style-name="P95">if we are putting data from local to managed then use overwrite command because it will first create copy and it is taking/using memory and we should utilize hdfs resources wisely.</text:p>
      <text:p text:style-name="P95"/>
      <text:p text:style-name="P115"><text:span text:style-name="T53">l</text:span>oad data local inpath ‘path/file.csv’ <text:span text:style-name="T53">overwrite</text:span> into <text:span text:style-name="T53">table </text:span>products_managed; </text:p>
      <text:p text:style-name="P95"/>
      <text:p text:style-name="P118"><text:span text:style-name="T31">2) </text:span><text:span text:style-name="T40">External Tables:</text:span></text:p>
      <text:p text:style-name="P121"><text:span text:style-name="T31">Table where hive doesn’t manage the table and data is external and hive doesn’t have permission to delete data and if you delete table by query then metadata will be dropped only but data will not be dropped/</text:span><text:span text:style-name="T39">deleted</text:span><text:span text:style-name="T31">.</text:span></text:p>
      <text:p text:style-name="P96"/>
      <text:p text:style-name="P96"/>
      <text:p text:style-name="P97">When to go for manage table and when to go for external table?</text:p>
      <text:p text:style-name="P97">Manage table can be created when only you are only working with data </text:p>
      <text:p text:style-name="P97">external table will be used when many other technologies will be used like spark etc.</text:p>
      <text:p text:style-name="P97"/>
      <text:p text:style-name="P98">command:</text:p>
      <text:p text:style-name="P98"/>
      <text:p text:style-name="P98">create external table product(</text:p>
      <text:p text:style-name="P98">product_id int,</text:p>
      <text:p text:style-name="P98">product_name string,</text:p>
      <text:p text:style-name="P98">product_detail string</text:p>
      <text:p text:style-name="P98">)</text:p>
      <text:p text:style-name="P98">location ‘/data/’;</text:p>
      <text:p text:style-name="P98"/>
      <text:p text:style-name="P98"/>
      <text:p text:style-name="P101"/>
      <text:p text:style-name="P101"/>
      <text:p text:style-name="P101"/>
      <text:p text:style-name="P101"/>
      <text:p text:style-name="P101"><text:soft-page-break/>preferred external table command:</text:p>
      <text:p text:style-name="P99"/>
      <text:p text:style-name="P99"/>
      <text:p text:style-name="P99">create external table product(</text:p>
      <text:p text:style-name="P99">product_id int,</text:p>
      <text:p text:style-name="P99">product_name string,</text:p>
      <text:p text:style-name="P99">product_detail string</text:p>
      <text:p text:style-name="P99">) <text:span text:style-name="T54">row format delimeted fields terminated by ‘,’ stored as textfile</text:span></text:p>
      <text:p text:style-name="P99">location ‘/data/’;</text:p>
      <text:p text:style-name="P99"/>
      <text:p text:style-name="P99"/>
      <text:p text:style-name="P100">------------------------------------------------------------------------------------------------------------------------<text:span text:style-name="T24">VIEWS AND INDEXES</text:span></text:p>
      <text:p text:style-name="P102"/>
      <text:p text:style-name="P102">Queries don’t only run on table it runs can be run on tabular format as well. e.g, subqueries.</text:p>
      <text:p text:style-name="P102">Sub queries are the queries which returns a result set which are nested within other queries.</text:p>
      <text:p text:style-name="P102"/>
      <text:p text:style-name="P110">Sub queries in hive can be used:</text:p>
      <text:p text:style-name="P103">- <text:span text:style-name="T55">From Clause</text:span></text:p>
      <text:p text:style-name="P103">- <text:span text:style-name="T55">Where Clause</text:span></text:p>
      <text:p text:style-name="P103"/>
      <text:p text:style-name="P105">e.g, </text:p>
      <text:p text:style-name="P105">select * from (</text:p>
      <text:p text:style-name="P105">select id as product_id from products</text:p>
      <text:p text:style-name="P105">UNION ALL</text:p>
      <text:p text:style-name="P105">select id as product_id from fresh_products</text:p>
      <text:p text:style-name="P104"><text:span text:style-name="T56">)</text:span> <text:s/><text:span text:style-name="T56">t;</text:span></text:p>
      <text:p text:style-name="P104"/>
      <text:p text:style-name="P106">HIVE supports two types of subqueries </text:p>
      <text:p text:style-name="P106">IN/ NOT IN</text:p>
      <text:p text:style-name="P106">EXISTS / NOT EXISTS</text:p>
      <text:p text:style-name="P106"/>
      <text:p text:style-name="P107">View is virtual table which provides access to subset of data from one or more tables.</text:p>
      <text:p text:style-name="P107">- <text:span text:style-name="T57">stored as a query in hive metastore</text:span></text:p>
      <text:p text:style-name="P107">- <text:span text:style-name="T57">executed when used</text:span></text:p>
      <text:p text:style-name="P107">- <text:span text:style-name="T57">updated when data is underlying changes</text:span></text:p>
      <text:p text:style-name="P107">- <text:span text:style-name="T57">contains data from one or multiple tables</text:span></text:p>
      <text:p text:style-name="P107">- <text:span text:style-name="T57">fronzen in time not affected by table changes.</text:span></text:p>
      <text:p text:style-name="P107"/>
      <text:p text:style-name="P107"/>
      <text:p text:style-name="P107"/>
      <text:p text:style-name="P108">HIVE INDEX:</text:p>
      <text:p text:style-name="P108">is used to speed up the performance of queries on certain type of tables</text:p>
      <text:p text:style-name="P108"/>
      <text:p text:style-name="P108"/>
      <text:p text:style-name="P109">Without an index query with predicates like where col1.id = 10 load the entire table or partition and process all the rows. But if index exists for col1 then only a partition of file to be loaded and processed.</text:p>
      <text:p text:style-name="P109"/>
      <text:p text:style-name="P109">It is used:</text:p>
      <text:p text:style-name="P109">- when dataset is very large</text:p>
      <text:p text:style-name="P109">- when it takes time to execute the query <text:span text:style-name="T58">then expected</text:span></text:p>
      <text:p text:style-name="P109"><text:soft-page-break/>- <text:span text:style-name="T58">When a fast query execution is required</text:span></text:p>
      <text:p text:style-name="P109"/>
      <text:p text:style-name="P109"/>
      <text:p text:style-name="P109">------------------------------------------------------------------------------------------------------------------------</text:p>
      <text:p text:style-name="P116">EXPLODE &amp; LATERAL VIEW</text:p>
      <text:p text:style-name="P111"/>
      <text:p text:style-name="P111">As user defined function in hive are in 3 categories.</text:p>
      <text:p text:style-name="P111">- udf <text:span text:style-name="T59">(one line input , one line output)</text:span></text:p>
      <text:p text:style-name="P111">- udaf <text:span text:style-name="T59">(multiple inout line and one output (aggregation)</text:span></text:p>
      <text:p text:style-name="P111">- udtf → <text:span text:style-name="T59">one row as input multiple row as output</text:span></text:p>
      <text:p text:style-name="P111"/>
      <text:p text:style-name="P111">------------------------------------------------------------------------------------------------------------------------</text:p>
      <text:p text:style-name="P116"/>
      <text:p text:style-name="P136">Create table with structure array</text:p>
      <text:p text:style-name="P124"/>
      <text:p text:style-name="P123">create table author_details(<text:span text:style-name="T60">bee</text:span></text:p>
      <text:p text:style-name="P123">author_name string,</text:p>
      <text:p text:style-name="P123">books_name array&lt;string&gt;</text:p>
      <text:p text:style-name="P123">)</text:p>
      <text:p text:style-name="P123">row format delimited fields terminated by ‘,’ collection items terminated by ‘:’</text:p>
      <text:p text:style-name="P123"/>
      <text:p text:style-name="P123">load data <text:s/>local inpath ‘/home/cloudera/dataset/authors.csv’ into table author_details;</text:p>
      <text:p text:style-name="P123"/>
      <text:p text:style-name="P125">select explode(books_name) from table_name;</text:p>
      <text:p text:style-name="P125"/>
      <text:p text:style-name="P125">will gives us exploded result</text:p>
      <text:p text:style-name="P125"/>
      <text:p text:style-name="P125"/>
      <text:p text:style-name="P125"/>
      <text:p text:style-name="P125">it should be like this:</text:p>
      <text:p text:style-name="P125">the exploded column should be virtual table (lateral view) <text:span text:style-name="T61">this is then join with actual table</text:span></text:p>
      <text:p text:style-name="P125"/>
      <text:p text:style-name="P127">so complete query will be:</text:p>
      <text:p text:style-name="P127">select author_name, book_name from author_details lateral view explode(books_name) book_table as book_name;</text:p>
      <text:p text:style-name="P125"/>
      <text:p text:style-name="P126">------------------------------------------------------------------------------------------------------------------------<text:span text:style-name="T25">HIVE COMPLEX TYPES</text:span></text:p>
      <text:p text:style-name="P125"/>
      <text:p text:style-name="P127">Hive supports 4 types of complex types</text:p>
      <text:p text:style-name="P127"/>
      <text:p text:style-name="P127">- Array (collection of items of similar data types/ <text:span text:style-name="T62">collection of items of homogenous data types</text:span>)</text:p>
      <text:p text:style-name="P127">- Map</text:p>
      <text:p text:style-name="P127">- Struct</text:p>
      <text:p text:style-name="P127">- UNION (incompitable support in hive)</text:p>
      <text:p text:style-name="P127"/>
      <text:p text:style-name="P127"/>
      <text:p text:style-name="P127"/>
      <text:p text:style-name="P128">create table mobilephones (</text:p>
      <text:p text:style-name="P128">id string,</text:p>
      <text:p text:style-name="P128">title string,</text:p>
      <text:p text:style-name="P128">cost float,</text:p>
      <text:p text:style-name="P128"><text:soft-page-break/>colors array&lt;string&gt;,</text:p>
      <text:p text:style-name="P128">screen_size array&lt;float&gt;</text:p>
      <text:p text:style-name="P128">);</text:p>
      <text:p text:style-name="P128"/>
      <text:p text:style-name="P128">select id, title, cost, mobile_colors, mobile_screen_size from mobilephones lateral view explode(colors) exploded_color_table as mobile_colors lateral view explode(screen_size) exploded_screen_size as mobile_screen_size where title is not null;</text:p>
      <text:p text:style-name="P128"/>
      <text:p text:style-name="P128"/>
      <text:p text:style-name="P128">---------------------------------------------------------------------------------------------------------</text:p>
      <text:p text:style-name="P128"><text:s/><text:span text:style-name="T63">MAP:</text:span></text:p>
      <text:p text:style-name="P128"/>
      <text:p text:style-name="P129">Map is collection of key-value pairs or unordered collection of pairs. Map has no fixed size. The value is accessed sing a unique key. Keys and values have their own data types.</text:p>
      <text:p text:style-name="P129"/>
      <text:p text:style-name="P129"/>
      <text:p text:style-name="P129">create table mobilephones (</text:p>
      <text:p text:style-name="P129">id string,</text:p>
      <text:p text:style-name="P129">title string,</text:p>
      <text:p text:style-name="P129">cost float,</text:p>
      <text:p text:style-name="P129">colors array&lt;string&gt;,</text:p>
      <text:p text:style-name="P129">screen_size array&lt;float&gt;,</text:p>
      <text:p text:style-name="P130">features map&lt;string, boolean&gt;</text:p>
      <text:p text:style-name="P129">)</text:p>
      <text:p text:style-name="P129">row format delimited fields terminated by ',' collection items terminated by '#' <text:span text:style-name="T64">map keys terminated by ‘:’</text:span>;</text:p>
      <text:p text:style-name="P129"/>
      <text:p text:style-name="P129">----------------------------------------------------------------------------------------------------------------------</text:p>
      <text:p text:style-name="P129"/>
      <text:p text:style-name="P131">Struct is like a class, <text:span text:style-name="T65">each can hold different data type </text:span><text:span text:style-name="T66">(Different types of data together into one entity). <text:s/>Each individual bit of data within struct can have different data types.</text:span></text:p>
      <text:p text:style-name="P131"/>
      <text:p text:style-name="P131">student struct:</text:p>
      <text:p text:style-name="P131"/>
      <text:p text:style-name="P131">student id</text:p>
      <text:p text:style-name="P131">student name</text:p>
      <text:p text:style-name="P131">student age</text:p>
      <text:p text:style-name="P131"/>
      <text:p text:style-name="P131"/>
      <text:p text:style-name="P131"/>
      <text:p text:style-name="P131">create table mobilephones (</text:p>
      <text:p text:style-name="P131">id string,</text:p>
      <text:p text:style-name="P131">title string,</text:p>
      <text:p text:style-name="P131">cost float,</text:p>
      <text:p text:style-name="P131">colors array&lt;string&gt;,</text:p>
      <text:p text:style-name="P131">screen_size array&lt;float&gt;,</text:p>
      <text:p text:style-name="P131">features map&lt;string, boolean&gt;,</text:p>
      <text:p text:style-name="P131">information struct&lt;battery:string, camera:string&gt;</text:p>
      <text:p text:style-name="P131">)</text:p>
      <text:p text:style-name="P131">row format delimited fields terminated by ',' collection items terminated by '#' map keys terminated by ':';</text:p>
      <text:p text:style-name="P131"/>
      <text:p text:style-name="P131"><text:soft-page-break/></text:p>
      <text:p text:style-name="P131">----------------------------------------------------------------------------------------------------------</text:p>
      <text:p text:style-name="P131"/>
      <text:p text:style-name="P132">HIVE UDF:</text:p>
      <text:p text:style-name="P132">a lot of user defined functions in hive</text:p>
      <text:p text:style-name="P132"/>
      <text:p text:style-name="P132">consider we have a table with 2 cols</text:p>
      <text:p text:style-name="P132">one col is name and second is count</text:p>
      <text:p text:style-name="P132"/>
      <text:p text:style-name="P133">name(string), count(number)</text:p>
      <text:p text:style-name="P133"/>
      <text:p text:style-name="P134">we want to convert all names to upperca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2T12:32:43.208556777</meta:creation-date>
    <dc:date>2022-06-19T18:35:54.391039847</dc:date>
    <meta:editing-duration>PT21H27M14S</meta:editing-duration>
    <meta:editing-cycles>121</meta:editing-cycles>
    <meta:generator>LibreOffice/7.3.3.2$Linux_X86_64 LibreOffice_project/30$Build-2</meta:generator>
    <meta:document-statistic meta:table-count="0" meta:image-count="0" meta:object-count="0" meta:page-count="11" meta:paragraph-count="281" meta:word-count="2777" meta:character-count="17387" meta:non-whitespace-character-count="14849"/>
  </office:meta>
</office:document-meta>
</file>